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華康標楷體(P)" svg:font-family="華康標楷體(P)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5.44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20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7.937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5.758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9.60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0.67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9.676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3.557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3.995cm" loext:decorative="false"/>
      <style:paragraph-properties style:writing-mode="lr-tb"/>
    </style:style>
    <style:style style:name="pr1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40pt" fo:letter-spacing="-0.03cm" style:font-size-asian="40pt" style:font-size-complex="40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21pt" fo:font-weight="bold" style:font-size-asian="21pt" style:font-size-complex="21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3pt" fo:font-weight="bold" style:font-size-asian="13pt" style:font-size-complex="13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letter-spacing="-0.03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2pt" fo:letter-spacing="-0.03cm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3" style:family="paragraph">
      <style:text-properties fo:letter-spacing="-0.03cm"/>
    </style:style>
    <style:style style:name="P14" style:family="paragraph">
      <loext:graphic-properties draw:fill="none"/>
      <style:text-properties fo:font-size="26pt" fo:letter-spacing="-0.03cm" style:font-size-asian="26pt" style:font-size-complex="26pt"/>
    </style:style>
    <style:style style:name="T1" style:family="text">
      <style:text-properties fo:font-size="40pt" fo:letter-spacing="-0.03cm" style:font-size-asian="40pt" style:font-size-complex="40pt"/>
    </style:style>
    <style:style style:name="T2" style:family="text">
      <style:text-properties fo:color="#ffff00" loext:opacity="100%" fo:font-size="28pt" fo:letter-spacing="-0.03cm" fo:font-weight="bold" style:font-size-asian="28pt" style:font-weight-asian="bold" style:font-size-complex="28pt" style:font-weight-complex="bold"/>
    </style:style>
    <style:style style:name="T3" style:family="text">
      <style:text-properties fo:font-size="28pt" fo:letter-spacing="-0.03cm" style:font-size-asian="28pt" style:font-size-complex="28pt"/>
    </style:style>
    <style:style style:name="T4" style:family="text">
      <style:text-properties fo:color="#ffff00" loext:opacity="100%" fo:font-size="40pt" fo:letter-spacing="-0.03cm" style:font-size-asian="40pt" style:font-size-complex="40pt"/>
    </style:style>
    <style:style style:name="T5" style:family="text">
      <style:text-properties fo:font-size="32pt" fo:letter-spacing="-0.03cm" style:font-size-asian="32pt" style:font-size-complex="32pt"/>
    </style:style>
    <style:style style:name="T6" style:family="text">
      <style:text-properties fo:color="#00ff7f" loext:opacity="100%" fo:font-size="36pt" fo:letter-spacing="-0.03cm" style:font-size-asian="36pt" style:font-size-complex="36pt"/>
    </style:style>
    <style:style style:name="T7" style:family="text">
      <style:text-properties fo:font-size="36pt" fo:letter-spacing="-0.03cm" style:font-size-asian="36pt" style:font-size-complex="3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華康標楷體(P)" style:font-size-asian="28pt" style:font-style-asian="normal" style:font-weight-asian="normal" style:font-name-complex="華康標楷體(P)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00" loext:opacity="100%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00" loext:opacity="100%" fo:font-size="24pt" style:font-size-asian="24pt" style:font-size-complex="24pt"/>
    </style:style>
    <style:style style:name="T13" style:family="text">
      <style:text-properties fo:color="#ffff00" loext:opacity="100%" fo:font-size="22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ff7f" loext:opacity="100%" fo:font-size="22pt" style:font-size-asian="22pt" style:font-size-complex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ff7f" loext:opacity="100%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6pt" fo:font-weight="bold" style:font-size-asian="16pt" style:font-size-complex="16pt"/>
    </style:style>
    <style:style style:name="T20" style:family="text">
      <style:text-properties fo:color="#ffff00" loext:opacity="100%" fo:font-size="21pt" fo:font-weight="bold" style:font-size-asian="21pt" style:font-size-complex="21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華康標楷體(P)" style:font-size-asian="16pt" style:font-style-asian="normal" style:font-weight-asian="normal" style:font-name-complex="華康標楷體(P)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00" loext:opacity="100%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3pt" fo:font-weight="bold" style:font-size-asian="13pt" style:font-size-complex="13pt"/>
    </style:style>
    <style:style style:name="T24" style:family="text">
      <style:text-properties fo:color="#ffff00" loext:opacity="100%" fo:font-size="20pt" fo:font-weight="bold" style:font-size-asian="20pt" style:font-size-complex="2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華康標楷體(P)" style:font-size-asian="13pt" style:font-style-asian="normal" style:font-weight-asian="normal" style:font-name-complex="華康標楷體(P)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ffff00" loext:opacity="100%" fo:font-size="20pt" style:font-size-asian="20pt" style:font-size-complex="20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ff00" loext:opacity="100%" fo:font-size="32pt" style:font-size-asian="32pt" style:font-size-complex="32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00ff7f" loext:opacity="100%" fo:font-size="32pt" style:font-size-asian="32pt" style:font-size-complex="32pt"/>
    </style:style>
    <style:style style:name="T33" style:family="text">
      <style:text-properties fo:font-variant="normal" fo:text-transform="non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華康標楷體(P)" style:font-size-asian="36pt" style:font-style-asian="normal" style:font-weight-asian="normal" style:font-name-complex="華康標楷體(P)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ff7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華康標楷體(P)" style:font-size-asian="36pt" style:font-style-asian="normal" style:font-weight-asian="normal" style:font-name-complex="華康標楷體(P)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華康標楷體(P)" style:font-size-asian="36pt" style:font-style-asian="normal" style:font-weight-asian="normal" style:font-name-complex="華康標楷體(P)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36pt" style:font-size-asian="36pt" style:font-size-complex="36pt"/>
    </style:style>
    <style:style style:name="T37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華康標楷體(P)" style:font-size-asian="26pt" style:font-style-asian="normal" style:font-weight-asian="normal" style:font-name-complex="華康標楷體(P)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00" loext:opacity="100%" fo:font-size="26pt" style:font-size-asian="26pt" style:font-size-complex="26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00ff7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2" draw:text-style-name="P2" draw:layer="layout" svg:width="28cm" svg:height="15.695cm" svg:x="0cm" svg:y="0.5cm">
          <draw:text-box>
            <text:p><text:span text:style-name="T1">FHIRSpec</text:span><text:span text:style-name="T1">規格→</text:span><text:span text:style-name="T2">普法</text:span><text:span text:style-name="T2">profile</text:span><text:span text:style-name="T3">(FHIRStructureDefinition)</text:span></text:p>
            <text:p><text:span text:style-name="T4">valuesets</text:span><text:span text:style-name="T1">: </text:span><text:span text:style-name="T5">DefaultDict[str, FHIRValueSet] = defaultdict()</text:span></text:p>
            <text:p><text:span text:style-name="T1"># </text:span><text:span text:style-name="T4">system-url</text:span><text:span text:style-name="T1">: FHIRCodeSystem()</text:span></text:p>
            <text:p><text:span text:style-name="T4">codesystems</text:span><text:span text:style-name="T1">: </text:span><text:span text:style-name="T6">DefaultDict</text:span><text:span text:style-name="T7">[str, FHIRCodeSystem] = defaultdict()</text:span></text:p>
            <text:p><text:span text:style-name="T4">profile-name</text:span><text:span text:style-name="T1">: FHIRStructureDefinition()</text:span></text:p>
            <text:p><text:span text:style-name="T4">profiles</text:span><text:span text:style-name="T1">: </text:span><text:span text:style-name="T6">DefaultDict</text:span><text:span text:style-name="T7">[str, FHIRStructureDefinition] = defaultdict() #</text:span><text:span text:style-name="T7">字典</text:span></text:p>
            <text:p><text:span text:style-name="T1"># FHIRUnitTestCollection()</text:span></text:p>
            <text:p><text:span text:style-name="T4">unit_tests</text:span><text:span text:style-name="T1">: </text:span><text:span text:style-name="T4">List</text:span><text:span text:style-name="T1">[FHIRUnitTestCollection] = list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3" draw:text-style-name="P3" draw:layer="layout" svg:width="27.022cm" svg:height="2.453cm" svg:x="0.478cm" svg:y="-0.062cm">
          <draw:text-box>
            <text:p><text:span text:style-name="T8">writable_profiles</text:span><text:span text:style-name="T9">非</text:span><text:span text:style-name="T10">is_manual</text:span></text:p>
            <text:p><text:span text:style-name="T8">if not </text:span><text:span text:style-name="T10">profile.is_manual</text:span><text:span text:style-name="T8">: profiles.append(profile)</text:span></text:p>
          </draw:text-box>
        </draw:frame>
        <draw:frame draw:style-name="gr4" draw:text-style-name="P4" draw:layer="layout" svg:width="27.466cm" svg:height="18.187cm" svg:x="0.234cm" svg:y="2.394cm">
          <draw:text-box>
            <text:p><text:span text:style-name="T11">def </text:span><text:span text:style-name="T12">as_class_name</text:span><text:span text:style-name="T11">(</text:span></text:p>
            <text:p><text:span text:style-name="T11">def </text:span><text:span text:style-name="T12">class_name_for_type</text:span><text:span text:style-name="T11">(</text:span></text:p>
            <text:p><text:span text:style-name="T11">def </text:span><text:span text:style-name="T12">class_name_for_type_if_property</text:span><text:span text:style-name="T11">(self, type_name: str) -&gt; Union[str, None]:</text:span></text:p>
            <text:p><text:span text:style-name="T11">def </text:span><text:span text:style-name="T12">class_name_for_profile</text:span><text:span text:style-name="T11">(</text:span></text:p>
            <text:p><text:span text:style-name="T11">def </text:span><text:span text:style-name="T12">class_name_is_native</text:span><text:span text:style-name="T11">(self, class_name: str) -&gt; bool:</text:span></text:p>
            <text:p><text:span text:style-name="T11">def </text:span><text:span text:style-name="T12">class_name_is_primitive</text:span><text:span text:style-name="T11">(self, class_name: str) -&gt; bool:</text:span></text:p>
            <text:p><text:span text:style-name="T11">def </text:span><text:span text:style-name="T12">json_class_for_class_name</text:span><text:span text:style-name="T11">(self, class_name: str) -&gt; str:</text:span></text:p>
            <text:p><text:span text:style-name="T11">def </text:span><text:span text:style-name="T12">found_class</text:span><text:span text:style-name="T11">(self, klass: "FHIRClass") -&gt; None:</text:span></text:p>
            <text:p><text:span text:style-name="T11">def </text:span><text:span text:style-name="T12">needed_external_classes</text:span><text:span text:style-name="T11">(self) -&gt; Iterable["FHIRClass"]:</text:span></text:p>
            <text:p><text:span text:style-name="T11">def </text:span><text:span text:style-name="T12">referenced_classes</text:span><text:span text:style-name="T11">(self) -&gt; Iterable[str]:</text:span></text:p>
            <text:p><text:span text:style-name="T11">def </text:span><text:span text:style-name="T12">writable_classes</text:span><text:span text:style-name="T11">(self) -&gt; List["FHIRClass"]:</text:span></text:p>
            <text:p><text:span text:style-name="T11">def </text:span><text:span text:style-name="T12">create_class</text:span><text:span text:style-name="T11">(</text:span></text:p>
            <text:p><text:span text:style-name="T11">def </text:span><text:span text:style-name="T12">name_if_class</text:span><text:span text:style-name="T11">(self) -&gt; str:</text:span></text:p>
            <text:p><text:span text:style-name="T11">def </text:span><text:span text:style-name="T12">superclass_name</text:span><text:span text:style-name="T11">(self) -&gt; Optional[str]:</text:span></text:p>
            <text:p><text:span text:style-name="T11">def </text:span><text:span text:style-name="T12">name_if_class</text:span><text:span text:style-name="T11">(self) -&gt; Union[str, None]:</text:span></text:p>
            <text:p><text:span text:style-name="T12">__known_classes__</text:span><text:span text:style-name="T11">: DefaultDict[str, "FHIRClass"] = defaultdict()</text:span></text:p>
            <text:p><text:span text:style-name="T11">def </text:span><text:span text:style-name="T12">with_name</text:span><text:span text:style-name="T11">(cls, class_name: str) -&gt; "FHIRClass":</text:span></text:p>
            <text:p><text:span text:style-name="T11">def </text:span><text:span text:style-name="T12">is_known_class</text:span><text:span text:style-name="T11">(cls, name: str) -&gt; bool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gr5" draw:text-style-name="P4" draw:layer="layout" svg:width="15.5cm" svg:height="6.008cm" svg:x="12.5cm" svg:y="-0.062cm">
          <draw:text-box>
            <text:p><text:span text:style-name="T13">profile</text:span><text:span text:style-name="T14">: </text:span><text:span text:style-name="T15">FHIRStructureDefinition</text:span><text:span text:style-name="T14"> = </text:span><text:span text:style-name="T16">FHIRStructureDefinition(self, None)</text:span></text:p>
            <text:p><text:span text:style-name="T14">profile.structure = </text:span><text:span text:style-name="T17">FHIRStructureDefinitionStructure</text:span><text:span text:style-name="T18">(profile, prof_dict)</text:span></text:p>
            <text:p><text:span text:style-name="T14">if self.</text:span><text:span text:style-name="T13">found_profile</text:span><text:span text:style-name="T14">(profile): profile.process_profile()</text:span></text:p>
          </draw:text-box>
        </draw:frame>
        <draw:frame draw:style-name="gr6" draw:text-style-name="P5" draw:layer="layout" svg:width="13.42cm" svg:height="9.855cm" svg:x="14.5cm" svg:y="5.9cm">
          <draw:text-box>
            <text:p><text:span text:style-name="T19">def </text:span><text:span text:style-name="T20">parse_profile</text:span><text:span text:style-name="T19">(self, profDict: Dict[str, Any]) -&gt; None:</text:span></text:p>
            <text:p><text:span text:style-name="T19"><text:s text:c="2"/></text:span><text:span text:style-name="T19">"""Parse a JSON profile into a structure."""</text:span></text:p>
            <text:p><text:span text:style-name="T19"><text:s text:c="2"/></text:span><text:span text:style-name="T19">assert profDict</text:span></text:p>
            <text:p><text:span text:style-name="T19"><text:s text:c="2"/></text:span><text:span text:style-name="T19">assert "StructureDefinition" == profDict["resourceType"]</text:span></text:p>
            <text:p><text:span text:style-name="T19"><text:s text:c="2"/></text:span><text:span text:style-name="T19"># parse structure</text:span></text:p>
            <text:p><text:span text:style-name="T19"><text:s text:c="2"/></text:span><text:span text:style-name="T19">self.url = profDict.get("url")</text:span></text:p>
            <text:p><text:span text:style-name="T19"><text:s text:c="2"/></text:span><text:span text:style-name="T19">self.fhir_version = profDict.get("fhirVersion")</text:span></text:p>
            <text:p><text:span text:style-name="T19"><text:s text:c="2"/></text:span><text:span text:style-name="T19">self.fhir_last_updated = profDict.get("meta", {}).get("lastUpdated")</text:span></text:p>
            <text:p><text:span text:style-name="T21"><text:s text:c="2"/></text:span><text:span text:style-name="T21">LOGGER.info(f'Parsing profile "{</text:span><text:span text:style-name="T19">profDict.get("name")}’)</text:span></text:p>
            <text:p><text:span text:style-name="T19"><text:s text:c="2"/></text:span><text:span text:style-name="T19">self.structure = </text:span><text:span text:style-name="T22">FHIRStructureDefinitionStructure</text:span><text:span text:style-name="T19">(self, profDict)</text:span></text:p>
          </draw:text-box>
        </draw:frame>
        <draw:frame draw:style-name="gr7" draw:text-style-name="P7" draw:layer="layout" svg:width="15.077cm" svg:height="20.926cm" svg:x="0.023cm" svg:y="-0.046cm">
          <draw:text-box>
            <text:p><text:span text:style-name="T23">def </text:span><text:span text:style-name="T24">運行元素</text:span><text:span text:style-name="T23">(self) -&gt; None:</text:span></text:p>
            <text:p><text:span text:style-name="T23"><text:s text:c="2"/></text:span><text:span text:style-name="T23">"""Extract all elements and create classes."""</text:span></text:p>
            <text:p><text:span text:style-name="T23"><text:s text:c="2"/></text:span><text:span text:style-name="T23"># or self.structure.snapshot</text:span></text:p>
            <text:p><text:span text:style-name="T23"><text:s text:c="2"/></text:span><text:span text:style-name="T23">struct = self.structure.differential</text:span></text:p>
            <text:p><text:span text:style-name="T23"><text:s text:c="2"/></text:span><text:span text:style-name="T23">if struct is not None:</text:span></text:p>
            <text:p><text:span text:style-name="T23"><text:s text:c="4"/></text:span><text:span text:style-name="T23">mapped = {}</text:span></text:p>
            <text:p><text:span text:style-name="T23"><text:s text:c="4"/></text:span><text:span text:style-name="T23">for elem_dict in struct:</text:span></text:p>
            <text:p text:style-name="P6"><text:span text:style-name="T25"><text:s text:c="6"/></text:span><text:span text:style-name="T25">element: FHIRStructureDefinitionElement = ( <text:s/>FHIRStructureDefinitionElement( self, elem_dict, self.main_element is None ))</text:span><text:span text:style-name="T23"># noqa: E501</text:span></text:p>
            <text:p><text:span text:style-name="T23"><text:s text:c="6"/></text:span><text:span text:style-name="T23">self.elements.append(element)</text:span></text:p>
            <text:p><text:span text:style-name="T23"><text:s text:c="6"/></text:span><text:span text:style-name="T23">mapped[element.path] = element</text:span></text:p>
            <text:p><text:span text:style-name="T23"><text:s text:c="6"/></text:span><text:span text:style-name="T23"># establish hierarchy (may move to extra</text:span></text:p>
            <text:p><text:span text:style-name="T23"><text:s text:c="6"/></text:span><text:span text:style-name="T23"># loop in case elements are no longer in order)</text:span></text:p>
            <text:p><text:span text:style-name="T23"><text:s text:c="6"/></text:span><text:span text:style-name="T23">if element.is_main_profile_element:</text:span></text:p>
            <text:p><text:span text:style-name="T23"><text:s text:c="10"/></text:span><text:span text:style-name="T23">self.main_element = element</text:span></text:p>
            <text:p><text:span text:style-name="T23"><text:s text:c="6"/></text:span><text:span text:style-name="T23">parent = mapped.get(element.parent_name)</text:span></text:p>
            <text:p><text:span text:style-name="T23"><text:s text:c="6"/></text:span><text:span text:style-name="T23">if parent: <text:s/>parent.add_child(element)</text:span></text:p>
            <text:p><text:span text:style-name="T23"><text:s text:c="4"/></text:span><text:span text:style-name="T23"># resolve element dependencies</text:span></text:p>
            <text:p><text:span text:style-name="T23"><text:s text:c="4"/></text:span><text:span text:style-name="T23">for element in self.elements:</text:span></text:p>
            <text:p><text:span text:style-name="T23"><text:s text:c="6"/></text:span><text:span text:style-name="T23">element.resolve_dependencies()</text:span></text:p>
            <text:p><text:span text:style-name="T23"><text:s text:c="4"/></text:span><text:span text:style-name="T23"># run check: if n_min &gt; 0 and parent is in summary, must also be in summary</text:span></text:p>
            <text:p><text:span text:style-name="T23"><text:s text:c="4"/></text:span><text:span text:style-name="T23">for element in self.elements:</text:span></text:p>
            <text:p><text:span text:style-name="T23"><text:s text:c="6"/></text:span><text:span text:style-name="T23">if element.n_min is not None and element.n_min &gt; 0:</text:span></text:p>
            <text:p><text:span text:style-name="T23"><text:s text:c="8"/></text:span><text:span text:style-name="T23">if element.parent is not None and element.parent.is_summary and not element.is_summary:</text:span></text:p>
            <text:p><text:span text:style-name="T23"><text:s text:c="10"/></text:span><text:span text:style-name="T23">LOGGER.error("n_min &gt; 0 but not summary: `{}`".format(element.path) )</text:span></text:p>
            <text:p><text:span text:style-name="T23"><text:s text:c="10"/></text:span><text:span text:style-name="T23">element.summary_n_min_conflict = True</text:span></text:p>
            <text:p text:style-name="P6"><text:span text:style-name="T25"><text:s text:c="2"/></text:span><text:span text:style-name="T25">if self.main_element is not None: </text:span><text:span text:style-name="T23"># create classes and class properties</text:span></text:p>
            <text:p><text:span text:style-name="T23"><text:s text:c="4"/></text:span><text:span text:style-name="T23">snap_class, subs = self.main_element.create_class()</text:span></text:p>
            <text:p><text:span text:style-name="T23"><text:s text:c="4"/></text:span><text:span text:style-name="T23">if snap_class is None:</text:span></text:p>
            <text:p><text:span text:style-name="T23"><text:s text:c="6"/></text:span><text:span text:style-name="T23">raise Exception(f'The main element for "{self.url}" did not create a class')</text:span></text:p>
            <text:p><text:span text:style-name="T23"><text:s text:c="4"/></text:span><text:span text:style-name="T23">self.found_class(snap_class)</text:span></text:p>
            <text:p><text:span text:style-name="T23"><text:s text:c="4"/></text:span><text:span text:style-name="T23">if subs is not None:</text:span></text:p>
            <text:p><text:span text:style-name="T23"><text:s text:c="6"/></text:span><text:span text:style-name="T23">for sub in subs: self.found_class(sub)</text:span></text:p>
            <text:p><text:span text:style-name="T23"><text:s text:c="4"/></text:span><text:span text:style-name="T23">self.targetname = snap_class.na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gr8" draw:text-style-name="P8" draw:layer="layout" svg:width="27.546cm" svg:height="19.926cm" svg:x="0.454cm" svg:y="0.206cm">
          <draw:text-box>
            <text:p><text:span text:style-name="T18">class </text:span><text:span text:style-name="T26">FHIRStructureDefinitionElement</text:span><text:span text:style-name="T18">: <text:s text:c="3"/>#An element in a profile's structure</text:span></text:p>
            <text:p><text:span text:style-name="T18"><text:s text:c="4"/></text:span><text:span text:style-name="T18">def __init__(self, profile: FHIRStructureDefinition, element_dict: Dict[str, Any], </text:span><text:span text:style-name="T27">is_main_profile_element: bool = False</text:span><text:span text:style-name="T18">):</text:span></text:p>
            <text:p><text:span text:style-name="T18"><text:s text:c="8"/></text:span><text:span text:style-name="T18">assert isinstance(profile, FHIRStructureDefinition)</text:span></text:p>
            <text:p><text:span text:style-name="T18"><text:s text:c="8"/></text:span><text:span text:style-name="T18">self.profile: </text:span><text:span text:style-name="T26">FHIRStructureDefinition</text:span><text:span text:style-name="T18"> = profile</text:span></text:p>
            <text:p><text:span text:style-name="T18"><text:s text:c="8"/></text:span><text:span text:style-name="T18">self.path: Optional[str] = None</text:span></text:p>
            <text:p><text:span text:style-name="T18"><text:s text:c="8"/></text:span><text:span text:style-name="T18">self.parent: Optional[FHIRStructureDefinitionElement] = None</text:span></text:p>
            <text:p><text:span text:style-name="T18"><text:s text:c="8"/></text:span><text:span text:style-name="T18">self.children: Optional[List[FHIRStructureDefinitionElement]] = None</text:span></text:p>
            <text:p><text:span text:style-name="T18"><text:s text:c="8"/></text:span><text:span text:style-name="T18">self.parent_name: Optional[str] = None</text:span></text:p>
            <text:p><text:span text:style-name="T18"><text:s text:c="8"/></text:span><text:span text:style-name="T18">self.definition: Optional[</text:span><text:span text:style-name="T28">FHIRStructureDefinitionElementDefinition</text:span><text:span text:style-name="T18">] = None</text:span></text:p>
            <text:p><text:span text:style-name="T18"><text:s text:c="8"/></text:span><text:span text:style-name="T18">self.n_min: Optional[int] = None</text:span></text:p>
            <text:p><text:span text:style-name="T18"><text:s text:c="8"/></text:span><text:span text:style-name="T18">self.n_max: Optional[str] = None</text:span></text:p>
            <text:p><text:span text:style-name="T18"><text:s text:c="8"/></text:span><text:span text:style-name="T18">self.is_summary: bool = False <text:s/>#13215 (</text:span><text:span text:style-name="T29">http://gforge.hl7.org/gf/project/fhir/tracker/# ?action=TrackerItemEdit&amp;tracker_item_id=13125</text:span><text:span text:style-name="T18">)</text:span></text:p>
            <text:p><text:span text:style-name="T18"><text:s text:c="8"/></text:span><text:span text:style-name="T18">self.summary_n_min_conflict: bool = False</text:span></text:p>
            <text:p><text:span text:style-name="T18"><text:s text:c="8"/></text:span><text:span text:style-name="T18">self.valueset: Optional[FHIRValueSet] = None</text:span></text:p>
            <text:p><text:span text:style-name="T18"><text:s text:c="8"/></text:span><text:span text:style-name="T18"># assigned if the element has a binding to a ValueSet that is a CodeSystem generating an enum</text:span></text:p>
            <text:p><text:span text:style-name="T18"><text:s text:c="8"/></text:span><text:span text:style-name="T18">self.enum: Optional[Dict[str, Any]] = None</text:span></text:p>
            <text:p><text:span text:style-name="T18"><text:s text:c="8"/></text:span><text:span text:style-name="T18">self.is_main_profile_element: bool = is_main_profile_element</text:span></text:p>
            <text:p><text:span text:style-name="T18"><text:s text:c="8"/></text:span><text:span text:style-name="T18">self.represents_class: bool = False\</text:span></text:p>
            <text:p><text:span text:style-name="T18"><text:s text:c="8"/></text:span><text:span text:style-name="T18">self._superclass_name: Optional[str] = None</text:span></text:p>
            <text:p><text:span text:style-name="T18"><text:s text:c="8"/></text:span><text:span text:style-name="T18">self._did_resolve_dependencies: bool = False</text:span></text:p>
            <text:p><text:span text:style-name="T18"><text:s text:c="8"/></text:span><text:span text:style-name="T18">if element_dict is not None: self.parse_from(element_dict)</text:span></text:p>
            <text:p><text:span text:style-name="T18"><text:s text:c="8"/></text:span><text:span text:style-name="T18">else: self.definition = </text:span><text:span text:style-name="T26">FHIRStructureDefinitionElementDefinition</text:span><text:span text:style-name="T18">(self, Non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gr9" draw:text-style-name="P10" draw:layer="layout" svg:width="28.195cm" svg:height="11.564cm" svg:x="0.073cm" svg:y="1.401cm">
          <draw:text-box>
            <text:p text:style-name="P9"><text:span text:style-name="T30">Profile</text:span><text:span text:style-name="T31">, </text:span><text:span text:style-name="T32">Id</text:span><text:span text:style-name="T31">, </text:span><text:span text:style-name="T30">Path</text:span><text:span text:style-name="T31">, </text:span><text:span text:style-name="T32">Slice</text:span><text:span text:style-name="T31"> </text:span><text:span text:style-name="T32">Name</text:span><text:span text:style-name="T31">, </text:span><text:span text:style-name="T30">Alias(s)</text:span><text:span text:style-name="T31">, </text:span><text:span text:style-name="T32">Label</text:span><text:span text:style-name="T31">, </text:span><text:span text:style-name="T30">Min</text:span><text:span text:style-name="T31">, </text:span><text:span text:style-name="T32">Max</text:span><text:span text:style-name="T31">, </text:span><text:span text:style-name="T30">Must Support?</text:span><text:span text:style-name="T31">, </text:span><text:span text:style-name="T32">Is Modifier?</text:span><text:span text:style-name="T31">, </text:span><text:span text:style-name="T30">Is Summary?</text:span><text:span text:style-name="T31">, </text:span><text:span text:style-name="T32">Type(s)</text:span><text:span text:style-name="T31">, </text:span><text:span text:style-name="T30">Short</text:span><text:span text:style-name="T31">, </text:span><text:span text:style-name="T32">Definition</text:span><text:span text:style-name="T31">, </text:span><text:span text:style-name="T30">Comments</text:span><text:span text:style-name="T31">, </text:span><text:span text:style-name="T32">Requirements</text:span><text:span text:style-name="T31">, </text:span><text:span text:style-name="T30">Default Value</text:span><text:span text:style-name="T31">, </text:span><text:span text:style-name="T32">Meaning When Missing</text:span><text:span text:style-name="T31">, </text:span><text:span text:style-name="T30">Fixed Value</text:span><text:span text:style-name="T31">, </text:span><text:span text:style-name="T32">Pattern</text:span><text:span text:style-name="T31">, </text:span><text:span text:style-name="T30">Example</text:span><text:span text:style-name="T31">, </text:span><text:span text:style-name="T32">Minimum</text:span><text:span text:style-name="T31"> </text:span><text:span text:style-name="T32">Value</text:span><text:span text:style-name="T31">, </text:span><text:span text:style-name="T30">Maximum Value</text:span><text:span text:style-name="T31">, </text:span><text:span text:style-name="T32">Maximum</text:span><text:span text:style-name="T31"> </text:span><text:span text:style-name="T32">Length</text:span><text:span text:style-name="T31">, </text:span><text:span text:style-name="T30">Binding Strength</text:span><text:span text:style-name="T31">, </text:span><text:span text:style-name="T32">Binding</text:span><text:span text:style-name="T31"> </text:span><text:span text:style-name="T32">Description</text:span><text:span text:style-name="T31">, </text:span><text:span text:style-name="T30">Binding Value Set</text:span><text:span text:style-name="T31">, </text:span><text:span text:style-name="T32">Code</text:span><text:span text:style-name="T31">, </text:span><text:span text:style-name="T30">Slicing Discriminator</text:span><text:span text:style-name="T31">, </text:span><text:span text:style-name="T32">Slicing</text:span><text:span text:style-name="T31"> </text:span><text:span text:style-name="T32">Description</text:span><text:span text:style-name="T31">, </text:span><text:span text:style-name="T30">Slicing Ordered</text:span><text:span text:style-name="T31">, </text:span><text:span text:style-name="T32">Slicing</text:span><text:span text:style-name="T31"> </text:span><text:span text:style-name="T32">Rules</text:span><text:span text:style-name="T31">, </text:span><text:span text:style-name="T30">Base Path</text:span><text:span text:style-name="T31">, </text:span><text:span text:style-name="T32">Base</text:span><text:span text:style-name="T31"> </text:span><text:span text:style-name="T32">Min</text:span><text:span text:style-name="T31">, </text:span><text:span text:style-name="T30">Base Max</text:span><text:span text:style-name="T31">, </text:span><text:span text:style-name="T32">Condition(s)</text:span><text:span text:style-name="T31">, </text:span><text:span text:style-name="T30">Constraint(s)</text:span></text:p>
          </draw:text-box>
        </draw:frame>
        <draw:frame draw:style-name="gr10" draw:text-style-name="P12" draw:layer="layout" svg:width="26.918cm" svg:height="1.673cm" svg:x="0.282cm" svg:y="-0.055cm">
          <draw:text-box>
            <text:p text:style-name="P11"><text:span text:style-name="T33">所謂</text:span><text:span text:style-name="T33">Profile</text:span><text:span text:style-name="T33">指在所對應的</text:span><text:span text:style-name="T34">主鍵值</text:span><text:span text:style-name="T35"> </text:span><text:span text:style-name="T36">其欄位如下：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gr11" draw:text-style-name="P14" draw:layer="layout" svg:width="28cm" svg:height="4.245cm" svg:x="0.1cm" svg:y="5.489cm">
          <draw:text-box>
            <text:p text:style-name="P13"><text:span text:style-name="T37">結構</text:span><text:span text:style-name="T38">定義元素定義</text:span></text:p>
            <text:p text:style-name="P13"><text:span text:style-name="T39"><text:s text:c="8"/></text:span><text:span text:style-name="T39">self.definition=</text:span><text:span text:style-name="T38">FHIRStructureDefinitionElementDefinition</text:span><text:span text:style-name="T39">(self, </text:span><text:span text:style-name="T40">element_dict</text:span><text:span text:style-name="T39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華康標楷體(P)" svg:font-family="華康標楷體(P)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華康標楷體(P)" style:font-size-asian="24pt" style:language-asian="zh" style:country-asian="TW" style:font-name-complex="華康標楷體(P)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華康標楷體(P)" style:font-family-asian="華康標楷體(P)" style:font-family-generic-asian="system" style:font-pitch-asian="variable" style:font-size-asian="18pt" style:font-style-asian="normal" style:font-weight-asian="normal" style:font-name-complex="華康標楷體(P)" style:font-family-complex="華康標楷體(P)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solid" draw:fill-color="#006400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20pt" style:font-style-asian="normal" style:font-weight-asian="normal" style:font-name-complex="華康標楷體(P)" style:font-family-complex="華康標楷體(P)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32pt" style:font-style-asian="normal" style:font-weight-asian="normal" style:font-name-complex="華康標楷體(P)" style:font-family-complex="華康標楷體(P)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32pt" style:font-style-asian="normal" style:font-weight-asian="normal" style:font-name-complex="華康標楷體(P)" style:font-family-complex="華康標楷體(P)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44pt" style:font-style-asian="normal" style:font-weight-asian="normal" style:font-name-complex="華康標楷體(P)" style:font-family-complex="華康標楷體(P)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4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3.505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4:42:08.005291032</meta:creation-date>
    <dc:title>darkGreen</dc:title>
    <meta:editing-duration>PT5H10M31S</meta:editing-duration>
    <meta:editing-cycles>10</meta:editing-cycles>
    <meta:generator>LibreOffice/24.8.3.2$Linux_X86_64 LibreOffice_project/480$Build-2</meta:generator>
    <dc:date>2024-11-20T12:00:53.260838559</dc:date>
    <meta:document-statistic meta:object-count="45"/>
  </office:meta>
</office:document-meta>
</file>